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Original Da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bruary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ne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ly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gust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ctober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cember</text:p>
          </table:table-cell>
          <table:table-cell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4:34:01.789244877</meta:creation-date>
    <dc:date>2022-08-22T14:35:44.781749918</dc:date>
    <meta:editing-duration>PT1M43S</meta:editing-duration>
    <meta:editing-cycles>1</meta:editing-cycles>
    <meta:generator>LibreOffice/7.3.4.2$Linux_X86_64 LibreOffice_project/728fec16bd5f605073805c3c9e7c4212a0120dc5</meta:generator>
    <meta:document-statistic meta:table-count="1" meta:cell-count="39" meta:object-count="0"/>
  </office:meta>
</office:document-meta>
</file>